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Heading_20_1">
      <style:paragraph-properties fo:margin-top="0cm" fo:margin-bottom="0.494cm" style:contextual-spacing="false" fo:line-height="100%"/>
      <style:text-properties fo:language="es" fo:country="VE" style:text-underline-style="non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paragraph-properties fo:margin-top="0cm" fo:margin-bottom="0.494cm" style:contextual-spacing="false" fo:line-height="100%"/>
      <style:text-properties fo:language="es" fo:country="VE" style:text-underline-style="none" fo:font-weight="bold"/>
    </style:style>
    <style:style style:name="T1" style:family="text">
      <style:text-properties style:font-name="Times New Roman" fo:font-size="24pt" fo:language="es" fo:country="VE" fo:font-weight="bold" style:letter-kerning="true" style:font-name-asian="Times New Roman1" style:font-size-asian="24pt" style:font-weight-asian="bold" style:font-name-complex="Times New Roman1" style:font-size-complex="24pt" style:font-weight-complex="bold"/>
    </style:style>
    <style:style style:name="T2" style:family="text">
      <style:text-properties style:font-name="Times New Roman" fo:font-size="24pt" fo:font-weight="bold" style:letter-kerning="true" style:font-name-asian="Times New Roman1" style:font-size-asian="24pt" style:font-weight-asian="bold" style:font-name-complex="Times New Roman1" style:font-size-complex="24pt" style:font-weight-complex="bold"/>
    </style:style>
    <style:style style:name="T3" style:family="text">
      <style:text-properties style:font-name="Times New Roman" fo:font-size="24pt" style:letter-kerning="true" style:font-name-asian="Times New Roman1" style:font-size-asian="24pt" style:font-weight-asian="bold" style:font-name-complex="Times New Roman1" style:font-size-complex="24pt" style:font-weight-complex="bold"/>
    </style:style>
    <style:style style:name="T4" style:family="text">
      <style:text-properties fo:font-weight="bold"/>
    </style:style>
    <style:style style:name="T5" style:family="text">
      <style:text-properties fo:font-style="italic"/>
    </style:style>
    <style:style style:name="T6" style:family="text">
      <style:text-properties officeooo:rsid="0005cf40"/>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 loext:marker-style-name="T1"><text:span text:style-name="T2">SISTEMA DE INVENTARIO TECNOLÓGICO</text:span></text:h>
      <text:h text:style-name="Heading_20_3" text:outline-level="3">Documento de Arquitectura y Estándares (Actualización V2.<text:span text:style-name="T6">7</text:span>)</text:h>
      <text:h text:style-name="Heading_20_2" text:outline-level="2">1. Stack Tecnológico Base</text:h>
      <text:list text:style-name="L1">
        <text:list-item>
          <text:p text:style-name="P2"><text:span text:style-name="T4">Core:</text:span> PHP 8.3+ / Laravel 10+ / Livewire 3.</text:p>
        </text:list-item>
        <text:list-item>
          <text:p text:style-name="P2"><text:span text:style-name="T4">UI:</text:span> Bootstrap 5 + Bootstrap Icons.</text:p>
        </text:list-item>
        <text:list-item>
          <text:p text:style-name="P2"><text:span text:style-name="T4">DB:</text:span> MariaDB (Motor relacional estricto).</text:p>
        </text:list-item>
        <text:list-item>
          <text:p text:style-name="P2"><text:span text:style-name="T4">Seguridad:</text:span> Spatie Laravel-Permission (Roles y Permisos).</text:p>
        </text:list-item>
      </text:list>
      <text:h text:style-name="Heading_20_2" text:outline-level="2">2. Patrones de Base de Datos y Modelos</text:h>
      <text:list text:style-name="L2">
        <text:list-item>
          <text:p text:style-name="P3"><text:span text:style-name="T4">Integridad Referencial Estricta:</text:span> Las llaves foráneas a catálogos maestros deben usar <text:span text:style-name="Source_20_Text">onDelete('restrict')</text:span>. Las llaves foráneas en tablas pivote pueden usar <text:span text:style-name="Source_20_Text">cascadeOnDelete()</text:span>.</text:p>
        </text:list-item>
        <text:list-item>
          <text:p text:style-name="P3"><text:span text:style-name="T4">SoftDeletes (Obligatorio):</text:span> Todos los catálogos y módulos de inventario utilizan SoftDeletes (<text:span text:style-name="Source_20_Text">$table-&gt;softDeletes()</text:span> y <text:span text:style-name="Source_20_Text">use SoftDeletes;</text:span>). NUNCA se borran registros permanentemente.</text:p>
        </text:list-item>
        <text:list-item>
          <text:p text:style-name="P3"><text:span text:style-name="T4">SoftDeletes en Modelos Nativos:</text:span> La regla de auditoría también aplica para las tablas nativas de Laravel. El modelo <text:span text:style-name="Source_20_Text">User</text:span> <text:span text:style-name="T4">debe</text:span> tener la migración que agrega <text:span text:style-name="Source_20_Text">deleted_at</text:span> y el trait <text:span text:style-name="Source_20_Text">use SoftDeletes;</text:span> para evitar errores de llaves foráneas (Error 1451) al dar de baja personal.</text:p>
        </text:list-item>
        <text:list-item>
          <text:p text:style-name="P3"><text:span text:style-name="T4">Campos Únicos y Opcionales:</text:span> Cuando un campo debe ser único pero no obligatorio (ej. <text:span text:style-name="Source_20_Text">cedula</text:span>, <text:span text:style-name="Source_20_Text">bien_nacional</text:span>, <text:span text:style-name="Source_20_Text">mac</text:span>), se debe configurar estrictamente en la migración como <text:span text:style-name="Source_20_Text">$table-&gt;string('campo')-&gt;nullable()-&gt;unique();</text:span> para evitar errores de integridad (1048) al guardar valores nulos.</text:p>
        </text:list-item>
        <text:list-item>
          <text:p text:style-name="P3"><text:span text:style-name="T4">Estandarización al Español (Mass Assignment):</text:span> Al extender modelos nativos de Laravel (como <text:span text:style-name="Source_20_Text">User</text:span>) con columnas en español (ej. <text:span text:style-name="Source_20_Text">activo</text:span>), es obligatorio agregar esta nueva columna al arreglo <text:span text:style-name="Source_20_Text">$fillable</text:span> y al <text:span text:style-name="Source_20_Text">$casts</text:span> para evitar que Laravel ignore el dato por seguridad.</text:p>
        </text:list-item>
        <text:list-item>
          <text:p text:style-name="P3"><text:soft-page-break/><text:span text:style-name="T4">Casteo de Booleanos ("Regla de Oro"):</text:span> Todos los campos de estado (ej. activo) deben ser casteados en el modelo: <text:span text:style-name="Source_20_Text">protected $casts = ['activo' =&gt; 'boolean'];</text:span>.</text:p>
        </text:list-item>
      </text:list>
      <text:h text:style-name="Heading_20_2" text:outline-level="2">3. Patrones Avanzados de Interfaz con Livewire (UX)</text:h>
      <text:list text:style-name="L3">
        <text:list-item>
          <text:p text:style-name="P4"><text:span text:style-name="T4">Formularios Dinámicos (One-to-Many):</text:span> Los atributos múltiples (como Discos Duros o módulos RAM) no se guardan en JSON. Se gestionan en Livewire mediante arreglos dinámicos (<text:span text:style-name="Source_20_Text">$discos = []</text:span>) que permiten agregar o quitar filas en tiempo real en la vista antes de guardar en las tablas relacionales vinculadas.</text:p>
        </text:list-item>
        <text:list-item>
          <text:p text:style-name="P4"><text:span text:style-name="T4">Selects Dependientes (Filtro en Cascada):</text:span> Para filtrar listas en tiempo real (ej. Trabajadores según el Departamento seleccionado), se debe usar <text:span text:style-name="Source_20_Text">wire:model.live</text:span> en el select padre y utilizar el ciclo de vida de Livewire (<text:span text:style-name="Source_20_Text">public function updatedCampoId($value)</text:span>) para resetear la variable hija y forzar la re-renderización limpia.</text:p>
        </text:list-item>
        <text:list-item>
          <text:p text:style-name="P4"><text:span text:style-name="T4">Intercambio de Modales (Modal Switch):</text:span> Para creaciones "al vuelo" de entidades complejas (ej. registrar un Trabajador entero desde el registro de un Computador), no se usan inputs inline simples. Se debe ocultar el modal principal llamando a un evento (<text:span text:style-name="Source_20_Text">cerrar-modal</text:span>), abrir un modal secundario, realizar el registro y hacer el proceso inverso. Livewire conservará todo el estado del formulario principal intacto.</text:p>
        </text:list-item>
        <text:list-item>
          <text:p text:style-name="P4"><text:span text:style-name="T4">Creación Rápida "On The Fly" (Entidades Simples):</text:span> Para catálogos simples, la UI debe permitir intercambiar un <text:span text:style-name="Source_20_Text">&lt;select&gt;</text:span> por un <text:span text:style-name="Source_20_Text">&lt;input&gt;</text:span> con un botón "+" para registrar directamente sin salir de la vista actual (ej. crear una Marca).</text:p>
        </text:list-item>
      </text:list>
      <text:h text:style-name="Heading_20_2" text:outline-level="2">4. Procesamiento, Limpieza de Datos y Automatización</text:h>
      <text:list text:style-name="L4">
        <text:list-item>
          <text:p text:style-name="P5"><text:span text:style-name="T4">Accessors de Laravel (Cálculos Seguros):</text:span> Para evitar errores de suma de strings en PHP 8+ (<text:span text:style-name="T5">"A non-numeric value encountered"</text:span>), no se debe hacer matemáticas puras en Blade con datos formateados (ej. <text:span text:style-name="Source_20_Text">8GB</text:span>). Se deben crear <text:span text:style-name="T5">Accessors</text:span> en el modelo (ej. <text:span text:style-name="Source_20_Text">getTotalRamAttribute()</text:span>) que limpien los caracteres usando <text:span text:style-name="Source_20_Text">str_replace</text:span>, hagan el cálculo casteando a enteros (<text:span text:style-name="Source_20_Text">(int)</text:span>) y devuelvan el string formateado a la vista.</text:p>
        </text:list-item>
        <text:list-item>
          <text:p text:style-name="P5"><text:span text:style-name="T4">Manejo de Sufijos:</text:span> Se implementa el formateo en el servidor. El usuario ingresa números simples, y al guardar se concatena el sufijo (ej. <text:span text:style-name="Source_20_Text">GB</text:span>, <text:span text:style-name="Source_20_Text">MHz</text:span>). Al <text:soft-page-break/>editar, el controlador debe limpiar el sufijo antes de poblar los inputs de tipo <text:span text:style-name="Source_20_Text">number</text:span>.</text:p>
        </text:list-item>
        <text:list-item>
          <text:p text:style-name="P5"><text:span text:style-name="T4">Automatización en Observers:</text:span> * El uso de variables globales del sistema se maneja desde el archivo <text:span text:style-name="Source_20_Text">.env</text:span> (ej. <text:span text:style-name="Source_20_Text">DOMINIO_ORGANIZACION</text:span>) y se llama mediante <text:span text:style-name="Source_20_Text">env()</text:span>.</text:p>
          <text:list>
            <text:list-item>
              <text:p text:style-name="P5">Si la automatización requiere el ID del registro autoincremental (ej. para armar un correo único institucional), la lógica debe ejecutarse en el método <text:span text:style-name="Source_20_Text">created</text:span> del Observer (después de la inserción en base de datos), seguido de un <text:span text:style-name="Source_20_Text">$modelo-&gt;saveQuietly()</text:span> para actualizar el registro original sin disparar un bucle infinito de eventos.</text:p>
            </text:list-item>
          </text:list>
        </text:list-item>
      </text:list>
      <text:h text:style-name="Heading_20_2" text:outline-level="2">5. Lógica de Búsqueda Profunda (Deep Search)</text:h>
      <text:list text:style-name="L5">
        <text:list-item>
          <text:p text:style-name="P6"><text:span text:style-name="T4">Estructura Obligatoria:</text:span> Las consultas en el <text:span text:style-name="Source_20_Text">render()</text:span> de Livewire deben envolverse en un grupo <text:span text:style-name="Source_20_Text">where(function($query) { ... })</text:span> para no romper la paginación al buscar.</text:p>
        </text:list-item>
        <text:list-item>
          <text:p text:style-name="P6"><text:span text:style-name="T4">Búsqueda Relacional:</text:span> Se debe usar <text:span text:style-name="Source_20_Text">orWhereHas('relacion', function($q) { ... })</text:span> para filtrar a través de tablas vinculadas (ej. buscar un equipo por el nombre de su departamento o marca).</text:p>
        </text:list-item>
      </text:list>
      <text:h text:style-name="Heading_20_2" text:outline-level="2">6. Interfaz y Navegación Base (Sidebar)</text:h>
      <text:list text:style-name="L6">
        <text:list-item>
          <text:p text:style-name="P7"><text:span text:style-name="T4">Comportamiento:</text:span> El Sidebar debe usar <text:span text:style-name="Source_20_Text">flex-nowrap</text:span> y <text:span text:style-name="Source_20_Text">overflow-y-auto</text:span> para permitir scroll interno sin deformar la estructura.</text:p>
        </text:list-item>
        <text:list-item>
          <text:p text:style-name="P7"><text:span text:style-name="T4">Acordeones Inteligentes:</text:span> Los dropdowns deben usar <text:span text:style-name="Source_20_Text">request()-&gt;routeIs('prefijo.*') ? 'show' : ''</text:span> para mantenerse abiertos de acuerdo a la ruta actual.</text:p>
        </text:list-item>
        <text:list-item>
          <text:p text:style-name="P7"><text:span text:style-name="T4">Seguridad Visual:</text:span> Todos los enlaces y botones de acción (Editar, Eliminar, Crear) deben estar envueltos en directivas <text:span text:style-name="Source_20_Text">@can('permiso')</text:span> de Spatie para ocultarse a usuarios sin privilegios.</text:p>
        </text:list-item>
      </text:list>
      <text:h text:style-name="Heading_20_2" text:outline-level="2">7. Automatización de Despliegue</text:h>
      <text:list text:style-name="L7">
        <text:list-item>
          <text:p text:style-name="P8"><text:span text:style-name="T4">RolesAndPermissionsSeeder:</text:span> Antes de crear un módulo nuevo, se deben declarar sus 4 permisos básicos (<text:span text:style-name="Source_20_Text">ver-</text:span>, <text:span text:style-name="Source_20_Text">crear-</text:span>, <text:span text:style-name="Source_20_Text">editar-</text:span>, <text:span text:style-name="Source_20_Text">eliminar-</text:span>) en este seeder.</text:p>
        </text:list-item>
        <text:list-item>
          <text:p text:style-name="P8"><text:soft-page-break/><text:span text:style-name="T4">CatalogosSeeder:</text:span> Corazón del sistema para datos maestros.</text:p>
        </text:list-item>
        <text:list-item>
          <text:p text:style-name="P8"><text:span text:style-name="T4">Despliegue Estructural:</text:span> Cualquier cambio estructural en migraciones requiere correr <text:span text:style-name="Source_20_Text">php artisan migrate:fresh --seed</text:span> durante la etapa de desarrollo local para asegurar consistencia total.</text:p>
        </text:list-item>
      </text:list>
      <text:p text:style-name="P10" loext:marker-style-name="T1"><text:span text:style-name="T3">Seguridad y Permisos Avanzados:</text:span></text:p>
      <text:list text:style-name="L8">
        <text:list-item>
          <text:p text:style-name="P9"><text:span text:style-name="T4">Segregación de Permisos de Estado (Data Scoping):</text:span> La visibilidad y la acción sobre el estado (<text:span text:style-name="Source_20_Text">activo</text:span>) de un registro deben estar separadas. El permiso <text:span text:style-name="Source_20_Text">ver-estado-xxxx</text:span> permite visualizar registros inactivos y usar filtros de estado. El permiso <text:span text:style-name="Source_20_Text">cambiar-estatus-xxxx</text:span> habilita el botón toggle para activar/desactivar.</text:p>
        </text:list-item>
        <text:list-item>
          <text:p text:style-name="P9"><text:span text:style-name="T4">Filtrado Forzoso en Backend (Render):</text:span> Si un usuario no posee el permiso <text:span text:style-name="Source_20_Text">ver-estado-xxxx</text:span>, la consulta en el método <text:span text:style-name="Source_20_Text">render()</text:span> de Livewire debe forzar estrictamente un <text:span text:style-name="Source_20_Text">$query-&gt;where('activo', true)</text:span>. Los inactivos deben ser invisibles para él.</text:p>
        </text:list-item>
        <text:list-item>
          <text:p text:style-name="P9"><text:span text:style-name="T4">Blindaje del Rol Super-Admin:</text:span> El rol <text:span text:style-name="Source_20_Text">super-admin</text:span> es un "fantasma" en el sistema. Las consultas de usuarios deben excluirlo (<text:span text:style-name="Source_20_Text">whereDoesntHave('roles', 'super-admin')</text:span>). No se debe poder asignar por UI, ni se debe permitir editar, desactivar o eliminar un usuario con este rol mediante inyección en el Backend.</text:p>
        </text:list-item>
      </text:list>
      <text:p text:style-name="Text_20_body"><text:span text:style-name="T4">Interfaz y Experiencia de Usuario (UI/UX):</text:span> 4. <text:span text:style-name="T4">Sistema Unificado de Toasts (A prueba de balas):</text:span> Todo <text:span text:style-name="Source_20_Text">dispatch('mostrar-toast')</text:span> debe enviar los parámetros <text:span text:style-name="Source_20_Text">mensaje</text:span> y opcionalmente <text:span text:style-name="Source_20_Text">tipo</text:span> ('success', 'error', 'warning', 'info'). El JavaScript receptor debe tener un <text:span text:style-name="T5">fallback</text:span> asignando un tipo por defecto, manejar la limpieza de clases y normalizar a minúsculas (<text:span text:style-name="Source_20_Text">toLowerCase()</text:span>) para evitar fallos. 5. <text:span text:style-name="T4">Restricción de Ordenamiento (SortBy):</text:span> Las columnas de las tablas que representen relaciones de Muchos a Muchos (Many-to-Many), como arreglos de Roles o etiquetas, <text:span text:style-name="T4">NUNCA</text:span> deben tener la funcionalidad <text:span text:style-name="Source_20_Text">sortBy</text:span> habilitada. Esto previene sobrecarga de subconsultas SQL y resultados inconsistentes. 6. <text:span text:style-name="T4">Organización de Módulos (Namespaces):</text:span> Los módulos deben agruparse lógicamente en carpetas (ej. <text:span text:style-name="Source_20_Text">App\Livewire\Asignaciones\</text:span> para Trabajadores y Departamentos, o <text:span text:style-name="Source_20_Text">App\Livewire\Catalogos\</text:span>). Si se mueve un archivo, es obligatorio actualizar el <text:span text:style-name="T5">Namespace</text:span>, las rutas en <text:span text:style-name="Source_20_Text">web.php</text:span>, las vistas en el <text:span text:style-name="Source_20_Text">render()</text:span> y ejecutar <text:span text:style-name="Source_20_Text">php artisan optimize:clear</text:span>.</text:p>
      <text:h text:style-name="P1" text:outline-level="1" loext:marker-style-name="T1"><text:bookmark text:name="_GoBack"/><text:soft-page-break/><text:span text:style-name="T2"/></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Noto Sans Arabic"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Noto Sans Arabic"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loext:linked-style-name="Título_20_1_20_Car" style:default-outline-level="1" style:list-style-name="" style:class="text">
      <style:paragraph-properties fo:margin-top="0.494cm" fo:margin-bottom="0.494cm" style: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font-weight-complex="bold"/>
    </style:style>
    <style:style style:name="Heading_20_2" style:display-name="Heading 2" style:family="paragraph" style:parent-style-name="Standard" loext:linked-style-name="Título_20_2_20_Car" style:default-outline-level="2" style:list-style-name="" style:class="text">
      <style:paragraph-properties fo:margin-top="0.494cm" fo:margin-bottom="0.494cm" style: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Heading_20_3" style:display-name="Heading 3" style:family="paragraph" style:parent-style-name="Standard" loext:linked-style-name="Título_20_3_20_Car" style:default-outline-level="3" style:list-style-name="" style:class="text">
      <style:paragraph-properties fo:margin-top="0.494cm" fo:margin-bottom="0.494cm" style:contextual-spacing="false" fo:line-height="100%"/>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loext:linked-style-name="HTML_20_con_20_formato_20_previo_20_Car">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Default_20_Paragraph_20_Font" style:display-name="Default Paragraph Font" style:family="text"/>
    <style:style style:name="Título_20_1_20_Car" style:display-name="Título 1 Car" style:family="text" style:parent-style-name="Default_20_Paragraph_20_Font">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font-weight-complex="bold"/>
    </style:style>
    <style:style style:name="Título_20_2_20_Car" style:display-name="Título 2 C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Título_20_3_20_Car" style:display-name="Título 3 Car" style:family="text" style:parent-style-name="Default_20_Paragraph_20_Font">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ng-tns-c3571987159-190" style:family="text" style:parent-style-name="Default_20_Paragraph_20_Font"/>
    <style:style style:name="HTML_20_con_20_formato_20_previo_20_Car" style:display-name="HTML con formato previo Car" style:family="text" style:parent-style-name="Default_20_Paragraph_20_Font" loext:linked-style-name="HTML_20_Preformatted">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js-keyword" style:family="text" style:parent-style-name="Default_20_Paragraph_20_Font"/>
    <style:style style:name="hljs-title" style:family="text" style:parent-style-name="Default_20_Paragraph_20_Font"/>
    <style:style style:name="hljs-comment" style:family="text" style:parent-style-name="Default_20_Paragraph_20_Font"/>
    <style:style style:name="hljs-string" style:family="text" style:parent-style-name="Default_20_Paragraph_20_Font"/>
    <style:style style:name="hljs-number" style:family="text" style:parent-style-name="Default_20_Paragraph_20_Font"/>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style style:name="ListLabel_20_20" style:display-name="ListLabel 20" style:family="text">
      <style:text-properties fo:font-size="10pt" style:font-size-asian="10pt"/>
    </style:style>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style style:name="ListLabel_20_65" style:display-name="ListLabel 65" style:family="text">
      <style:text-properties fo:font-size="10pt" style:font-size-asian="10pt"/>
    </style:style>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number text:level="3" text:style-name="ListLabel_20_21"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6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number text:level="3" text:style-name="ListLabel_20_66"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Tema d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page-layout style:name="Mpm1">
      <style:page-layout-properties fo:page-width="21.59cm" fo:page-height="27.94cm" style:num-format="1" style:print-orientation="portrait" fo:margin-top="2.499cm" fo:margin-bottom="2.499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egir</meta:initial-creator>
    <meta:editing-cycles>10</meta:editing-cycles>
    <meta:creation-date>2026-03-26T22:39:00</meta:creation-date>
    <dc:date>2026-04-02T00:43:15.729483010</dc:date>
    <meta:editing-duration>PT3H29M7S</meta:editing-duration>
    <meta:generator>LibreOffice/24.2.7.2$Linux_X86_64 LibreOffice_project/420$Build-2</meta:generator>
    <meta:document-statistic meta:table-count="0" meta:image-count="0" meta:object-count="0" meta:page-count="5" meta:paragraph-count="40" meta:word-count="1097" meta:character-count="7422" meta:non-whitespace-character-count="6395"/>
    <meta:user-defined meta:name="AppVersion">16.0000</meta:user-defined>
    <meta:template xlink:type="simple" xlink:actuate="onRequest" xlink:title="Normal" xlink:href=""/>
  </office:meta>
</office:document-meta>
</file>